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oto Serif Display" svg:font-family="'Noto Serif Display'" style:font-family-generic="roman" style:font-pitch="variable"/>
    <style:font-face style:name="OpenSymbol" svg:font-family="OpenSymbol" style:font-charset="x-symbol"/>
  </office:font-face-decls>
  <office:automatic-styles>
    <style:style style:name="P1" style:family="paragraph" style:parent-style-name="Heading_20_1">
      <style:text-properties officeooo:paragraph-rsid="001630d0"/>
    </style:style>
    <style:style style:name="P2" style:family="paragraph" style:parent-style-name="Heading_20_2">
      <style:text-properties style:font-name="Liberation Serif"/>
    </style:style>
    <style:style style:name="P3" style:family="paragraph" style:parent-style-name="Heading_20_2">
      <style:text-properties style:font-name="Liberation Serif" fo:font-size="16pt" style:font-size-asian="16pt" style:font-size-complex="16pt"/>
    </style:style>
    <style:style style:name="P4" style:family="paragraph" style:parent-style-name="Heading_20_2">
      <style:text-properties style:font-name="Liberation Serif" officeooo:paragraph-rsid="0014eb62"/>
    </style:style>
    <style:style style:name="P5" style:family="paragraph" style:parent-style-name="Preformatted_20_Text">
      <style:text-properties style:font-name="Liberation Serif" officeooo:paragraph-rsid="001630d0"/>
    </style:style>
    <style:style style:name="P6" style:family="paragraph" style:parent-style-name="Preformatted_20_Text">
      <style:text-properties officeooo:paragraph-rsid="001630d0"/>
    </style:style>
    <style:style style:name="P7" style:family="paragraph" style:parent-style-name="Quotations">
      <style:text-properties fo:font-size="14pt" style:font-size-asian="14pt" style:font-size-complex="14pt"/>
    </style:style>
    <style:style style:name="P8" style:family="paragraph" style:parent-style-name="Subtitle">
      <style:text-properties style:font-name="Liberation Serif" fo:font-weight="bold" style:font-weight-asian="bold" style:font-weight-complex="bold"/>
    </style:style>
    <style:style style:name="P9" style:family="paragraph" style:parent-style-name="Text_20_body" style:list-style-name=""/>
    <style:style style:name="P10" style:family="paragraph" style:parent-style-name="Text_20_body">
      <style:text-properties officeooo:paragraph-rsid="0014eb62"/>
    </style:style>
    <style:style style:name="P11" style:family="paragraph" style:parent-style-name="Text_20_body">
      <style:text-properties officeooo:paragraph-rsid="001630d0"/>
    </style:style>
    <style:style style:name="P12" style:family="paragraph" style:parent-style-name="Text_20_body">
      <style:text-properties officeooo:rsid="001630d0" officeooo:paragraph-rsid="001630d0"/>
    </style:style>
    <style:style style:name="P13" style:family="paragraph" style:parent-style-name="Text_20_body" style:list-style-name="List_20_1">
      <style:text-properties fo:font-size="14pt" officeooo:rsid="001630d0" officeooo:paragraph-rsid="001630d0" style:font-size-asian="14pt" style:font-size-complex="14pt"/>
    </style:style>
    <style:style style:name="P14" style:family="paragraph" style:parent-style-name="Text_20_body" style:list-style-name="List_20_1">
      <style:paragraph-properties fo:line-height="115%"/>
      <style:text-properties fo:font-size="14pt" style:font-size-asian="14pt" style:font-size-complex="14pt"/>
    </style:style>
    <style:style style:name="P15" style:family="paragraph" style:parent-style-name="Text_20_body">
      <style:paragraph-properties fo:line-height="115%"/>
      <style:text-properties officeooo:paragraph-rsid="001630d0"/>
    </style:style>
    <style:style style:name="P16" style:family="paragraph" style:parent-style-name="Text_20_body" style:list-style-name="List_20_1">
      <style:text-properties officeooo:paragraph-rsid="001630d0"/>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paragraph-properties fo:margin-top="0cm" fo:margin-bottom="0cm" style:contextual-spacing="false"/>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3"/>
    <style:style style:name="T1" style:family="text">
      <style:text-properties style:font-name="Liberation Serif"/>
    </style:style>
    <style:style style:name="T2" style:family="text">
      <style:text-properties style:font-name="Liberation Serif" fo:font-size="14pt" style:font-size-asian="14pt" style:font-size-complex="14pt"/>
    </style:style>
    <style:style style:name="T3" style:family="text">
      <style:text-properties style:font-name="Liberation Serif" fo:font-size="14pt" officeooo:rsid="001630d0" style:font-size-asian="14pt" style:font-size-complex="14pt"/>
    </style:style>
    <style:style style:name="T4" style:family="text">
      <style:text-properties style:font-name="Liberation Serif" fo:font-size="20pt" style:font-size-asian="20pt" style:font-size-complex="20pt"/>
    </style:style>
    <style:style style:name="T5" style:family="text">
      <style:text-properties officeooo:rsid="001630d0"/>
    </style:style>
    <style:style style:name="T6" style:family="text">
      <style:text-properties fo:font-size="14pt" style:font-size-asian="14pt" style:font-size-complex="14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INTRODUCTION</text:p>
      <text:p text:style-name="P9"><text:span text:style-name="T4"/></text:p>
      <text:p text:style-name="P10"><text:span text:style-name="T2"><text:tab/>Web applications represent a critical component of modern business operations, serving as gateways for customer interaction, data processing, and transactions. However, the inherent complexity and dynamic nature of web applications make them susceptible to a wide range of security vulnerabilities. The Web Vulnerability Scanner Project addresses this challenge by developing an automated tool capable of identifying and prioritizing vulnerabilities in web applications.</text:span></text:p>
      <text:h text:style-name="P3" text:outline-level="2">1.1 ORGANIZATION PROFILE</text:h>
      <text:h text:style-name="Heading_20_4" text:outline-level="4">Sree Narayana Guru College</text:h>
      <text:p text:style-name="P15"><text:span text:style-name="T3"><text:tab/>With a view of imparting quality education for the aspiring youth of Coimbatore, Sree Narayana Guru Educational Trust members came forward with a plan to start a college for Applied Sciences and Management Studies. Sree Narayana Guru College (SNGC) came into existence in 1994, Affiliated to Bharathiar University, Accredited by NAAC and Approved by Govt.of Tamilnadu.</text:span></text:p>
      <text:p text:style-name="P6"><text:span text:style-name="T3"><text:tab/></text:span><text:span text:style-name="T1">Sree Narayana Guru College strives to emerge as a premiere institute of international standards promoting excellence and equity in higher education. </text:span></text:p>
      <text:p text:style-name="P5">To mould the students of the <text:span text:style-name="T5">i</text:span>nstitution through a socially committed, intellectually inclined, value based and culture driven paradigms of learning using the state-of-the-art educational technologies.</text:p>
      <text:p text:style-name="P12"></text:p>
      <text:list text:style-name="List_20_1">
        <text:list-item>
          <text:p text:style-name="P14">To enhance the learning capacity and knowledge of the students by imparting qualityeducation of national and international standards.</text:p>
        </text:list-item>
        <text:list-item>
          <text:p text:style-name="P13">To make the students think critically, objectively, creatively and to be life-long learners, engaged leaders and productive citizens.</text:p>
        </text:list-item>
        <text:list-item>
          <text:p text:style-name="P13">To motivate the students to pursue research, to advance knowledge and to address the state, national and global challenges.</text:p>
        </text:list-item>
        <text:list-item>
          <text:p text:style-name="P13">To mould their character and develop a value system so as to manifest oneness among students of diverse socio-cultural and economic backgrounds.</text:p>
        </text:list-item>
        <text:list-item>
          <text:p text:style-name="P16"><text:span text:style-name="T5">To identify the inherent talents of the students and provide a platform to exhibit them.</text:span></text:p>
        </text:list-item>
      </text:list>
      <text:h text:style-name="P2" text:outline-level="2"><text:soft-page-break/>1.2 SYSTEM SPECIFICATION</text:h>
      <text:p text:style-name="Text_20_body"/>
      <text:h text:style-name="Heading_20_3" text:outline-level="3">1.2.1 HARDWARE CONFIGURATION:</text:h>
      <text:p text:style-name="Text_20_body"/>
      <text:p text:style-name="Quotations"><text:span text:style-name="T6">Processor<text:tab/>:<text:tab/>AMD Ryzen 3 3200G with Radeon Vega Graphics.</text:span></text:p>
      <text:p text:style-name="P7">RAM<text:tab/><text:tab/>:<text:tab/><text:span text:style-name="T5">8</text:span>GB DDR<text:span text:style-name="T5">4</text:span>.</text:p>
      <text:p text:style-name="P7"><text:span text:style-name="T5">SSD<text:tab/></text:span><text:tab/>:<text:tab/><text:span text:style-name="T5">240</text:span>GB.</text:p>
      <text:p text:style-name="P7">Key Board<text:tab/>:<text:tab/>1<text:span text:style-name="T5">04</text:span> keys.</text:p>
      <text:p text:style-name="P7"/>
      <text:h text:style-name="Heading_20_3" text:outline-level="3">1.2.2 SOFTWARE SPECIFICATION:</text:h>
      <text:p text:style-name="Text_20_body"/>
      <text:p text:style-name="P7">Operating system <text:tab/><text:tab/>:<text:tab/><text:span text:style-name="T5">Ubuntu 23.04</text:span>.</text:p>
      <text:p text:style-name="P7">Front End Software<text:tab/>:<text:tab/><text:span text:style-name="T5">Python 3</text:span>.</text:p>
      <text:p text:style-name="P7">Back End Software<text:tab/>:<text:tab/><text:span text:style-name="T5">Python 3</text:span>.</text:p>
      <text:p text:style-name="P7"/>
      <text:p text:style-name="P7"/>
      <text:p text:style-name="P7"/>
      <text:p text:style-name="P7"/>
      <text:p text:style-name="P7"/>
      <text:p text:style-name="P7"/>
      <text:p text:style-name="P7"/>
      <text:p text:style-name="P7"/>
      <text:p text:style-name="P7"/>
      <text:h text:style-name="Heading_20_3" text:outline-level="3"><text:soft-page-break/>SOFTWARE FEATURES</text:h>
      <text:p text:style-name="Text_20_body"/>
      <text:h text:style-name="Heading_20_4" text:outline-level="4">About Python 3</text:h>
      <text:p text:style-name="P11"/>
      <text:p text:style-name="P11"><text:tab/>Python is a high-level, interpreted programming language known for its simplicity, readability, and versatility. It was created by Guido van Rossum and first released in 1991. Python has since become one of the most popular programming languages worldwide, widely used in various domains such as web development, data science, machine learning, artificial intelligence, automation, scientific computing, and more.</text:p>
      <text:h text:style-name="Heading_20_3" text:outline-level="3">Key Features of Python:</text:h>
      <text:list text:style-name="L5">
        <text:list-item>
          <text:p text:style-name="P17"><text:span text:style-name="Strong_20_Emphasis">Simple and Readable Syntax:</text:span> Python emphasizes readability and simplicity, making it easier to write and understand code, which facilitates collaboration and reduces development time.</text:p>
        </text:list-item>
        <text:list-item>
          <text:p text:style-name="P17"><text:span text:style-name="Strong_20_Emphasis">Interpreted and Interactive:</text:span> Python code is executed line by line, making it an interpreted language. It also supports an interactive mode, allowing developers to execute code snippets and experiment in real-time.</text:p>
        </text:list-item>
        <text:list-item>
          <text:p text:style-name="P17"><text:span text:style-name="Strong_20_Emphasis">Dynamic Typing:</text:span> Python uses dynamic typing, meaning variable types are determined at runtime, providing flexibility and reducing the complexity of code.</text:p>
        </text:list-item>
        <text:list-item>
          <text:p text:style-name="P17"><text:span text:style-name="Strong_20_Emphasis">Rich Standard Library:</text:span> Python comes with a comprehensive standard library that provides modules and packages for various tasks such as file I/O, networking, web development, data manipulation, and more, reducing the need for external dependencies.</text:p>
        </text:list-item>
        <text:list-item>
          <text:p text:style-name="P17"><text:span text:style-name="Strong_20_Emphasis">Strong Community and Ecosystem:</text:span> Python has a vast and active community of developers contributing to libraries, frameworks, and resources. This ecosystem provides access to a wide range of tools and resources, making Python suitable for various applications.</text:p>
        </text:list-item>
        <text:list-item>
          <text:p text:style-name="P17"><text:span text:style-name="Strong_20_Emphasis">Cross-Platform:</text:span> Python is available on multiple platforms, including Windows, macOS, and Linux, making it portable and adaptable to different environments.</text:p>
        </text:list-item>
        <text:list-item>
          <text:p text:style-name="P17"><text:soft-page-break/><text:span text:style-name="Strong_20_Emphasis">Extensible and Embeddable:</text:span> Python can be easily extended with C/C++ code, allowing developers to optimize performance-critical parts of their applications. It can also be embedded within other languages and applications.</text:p>
        </text:list-item>
      </text:list>
      <text:h text:style-name="Heading_20_3" text:outline-level="3">Common Use Cases:</text:h>
      <text:list text:style-name="L6">
        <text:list-item>
          <text:p text:style-name="P19"><text:span text:style-name="Strong_20_Emphasis">Web Development:</text:span> Frameworks like Django and Flask are popular choices for building web applications and APIs.</text:p>
        </text:list-item>
        <text:list-item>
          <text:p text:style-name="P19"><text:span text:style-name="Strong_20_Emphasis">Data Science and Machine Learning:</text:span> Libraries like NumPy, Pandas, Scikit-learn, TensorFlow, and PyTorch are widely used for data analysis, machine learning, and deep learning tasks.</text:p>
        </text:list-item>
        <text:list-item>
          <text:p text:style-name="P19"><text:span text:style-name="Strong_20_Emphasis">Automation and Scripting:</text:span> Python's simplicity and versatility make it suitable for writing scripts and automating repetitive tasks.</text:p>
        </text:list-item>
        <text:list-item>
          <text:p text:style-name="P19"><text:span text:style-name="Strong_20_Emphasis">Scientific Computing:</text:span> Python is used in various scientific fields for simulations, data visualization, and numerical computing.</text:p>
        </text:list-item>
        <text:list-item>
          <text:p text:style-name="P19"><text:span text:style-name="Strong_20_Emphasis">Desktop GUI Applications:</text:span> Libraries such as Tkinter, PyQt, and wxPython enable the development of graphical user interface (GUI) applications.</text:p>
        </text:list-item>
        <text:list-item>
          <text:p text:style-name="P18"><text:span text:style-name="Strong_20_Emphasis">Game Development:</text:span> Python is used for game development, both for scripting game logic and building tools and utilities.</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h text:style-name="Heading_20_4" text:outline-level="4">Ubuntu 23.04</text:h>
      <text:p text:style-name="P11"/>
      <text:p text:style-name="P11"><text:tab/>Ubuntu is a popular Linux distribution known for its user-friendly interface, robust features, and strong community support. Developed and maintained by Canonical Ltd., Ubuntu is based on Debian and is released with both desktop and server editions. Here's an overview of Ubuntu:</text:p>
      <text:h text:style-name="Heading_20_3" text:outline-level="3">Key Features:</text:h>
      <text:list text:style-name="L7">
        <text:list-item>
          <text:p text:style-name="P20"><text:span text:style-name="Strong_20_Emphasis">Desktop Environment:</text:span> Ubuntu typically uses the GNOME desktop environment, known for its modern design and intuitive user interface. However, there are also official flavors of Ubuntu with different desktop environments, such as Kubuntu (KDE Plasma), Xubuntu (Xfce), Lubuntu (LXQt), and Ubuntu MATE.</text:p>
        </text:list-item>
        <text:list-item>
          <text:p text:style-name="P20"><text:span text:style-name="Strong_20_Emphasis">Package Management:</text:span> Ubuntu uses the Advanced Packaging Tool (APT) for package management. Users can install, update, and remove software packages using the apt command-line tool or graphical package managers like GNOME Software or Synaptic Package Manager.</text:p>
        </text:list-item>
        <text:list-item>
          <text:p text:style-name="P20"><text:span text:style-name="Strong_20_Emphasis">Software Repository:</text:span> Ubuntu provides access to a vast repository of software packages through its official repositories. Users can easily install a wide range of applications, tools, and utilities from these repositories.</text:p>
        </text:list-item>
        <text:list-item>
          <text:p text:style-name="P20"><text:span text:style-name="Strong_20_Emphasis">Security:</text:span> Ubuntu emphasizes security and provides regular security updates and patches to address vulnerabilities. The Uncomplicated Firewall (UFW) and AppArmor are included to enhance system security.</text:p>
        </text:list-item>
        <text:list-item>
          <text:p text:style-name="P20"><text:span text:style-name="Strong_20_Emphasis">Community Support:</text:span> Ubuntu has a large and active community of users and developers who provide support, documentation, and resources through forums, mailing lists, and online communities.</text:p>
        </text:list-item>
        <text:list-item>
          <text:p text:style-name="P20"><text:span text:style-name="Strong_20_Emphasis">Server Edition:</text:span> Ubuntu Server is a popular choice for hosting websites, running cloud infrastructure, deploying containers, and managing network services. It offers long-term support (LTS) releases with five years of security updates.</text:p>
        </text:list-item>
        <text:list-item>
          <text:p text:style-name="P20"><text:soft-page-break/><text:span text:style-name="Strong_20_Emphasis">LTS Releases:</text:span> Ubuntu LTS releases are typically published every two years and are supported for five years, providing stability and long-term support for enterprise deployments.</text:p>
        </text:list-item>
      </text:list>
      <text:h text:style-name="Heading_20_3" text:outline-level="3">Recent Developments:</text:h>
      <text:list text:style-name="L8">
        <text:list-item>
          <text:p text:style-name="P21"><text:span text:style-name="Strong_20_Emphasis">Ubuntu 20.04 LTS:</text:span> Released in April 2020, Ubuntu 20.04 LTS (code-named "Focal Fossa") introduced various improvements, including updated software packages, performance enhancements, and new features such as fractional scaling for HiDPI displays.</text:p>
        </text:list-item>
        <text:list-item>
          <text:p text:style-name="P21"><text:span text:style-name="Strong_20_Emphasis">Ubuntu 21.10:</text:span> Released in October 2021, Ubuntu 21.10 (code-named "Impish Indri") featured updates to the GNOME desktop environment, newer versions of software packages, and improvements to hardware support.</text:p>
        </text:list-item>
        <text:list-item>
          <text:p text:style-name="P21"><text:span text:style-name="Strong_20_Emphasis">Ubuntu 22.04 LTS (Upcoming):</text:span> The next LTS release, Ubuntu 22.04 LTS, is scheduled for release in April 2022. It is expected to bring further enhancements in performance, stability, and security.</text:p>
        </text:list-item>
      </text:list>
      <text:h text:style-name="Heading_20_3" text:outline-level="3">Use Cases:</text:h>
      <text:list text:style-name="L9">
        <text:list-item>
          <text:p text:style-name="P22"><text:span text:style-name="Strong_20_Emphasis">Desktop Usage:</text:span> Ubuntu is a popular choice for desktop users, offering a user-friendly experience suitable for both beginners and advanced users.</text:p>
        </text:list-item>
        <text:list-item>
          <text:p text:style-name="P22"><text:span text:style-name="Strong_20_Emphasis">Development:</text:span> Many developers use Ubuntu as their primary operating system for software development, thanks to its wide range of development tools, libraries, and support for various programming languages.</text:p>
        </text:list-item>
        <text:list-item>
          <text:p text:style-name="P22"><text:span text:style-name="Strong_20_Emphasis">Server Deployment:</text:span> Ubuntu Server is widely used for hosting web applications, databases, virtual machines, and cloud infrastructure, offering reliability, security, and ease of management.</text:p>
        </text:list-item>
        <text:list-item>
          <text:p text:style-name="P22"><text:span text:style-name="Strong_20_Emphasis">Education:</text:span> Ubuntu is often used in educational institutions and classrooms due to its affordability, flexibility, and availability of educational software and resources.</text:p>
        </text:list-item>
      </text:list>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1" text:outline-level="1" text:is-list-header="true"><text:span text:style-name="T1"/></text:h>
      <text:h text:style-name="P1" text:outline-level="1" text:is-list-header="true"><text:span text:style-name="T1"><text:tab/></text:span></text:h>
      <text:h text:style-name="P1" text:outline-level="1"><text:span text:style-name="T1"/></text:h>
      <text:h text:style-name="P1" text:outline-level="1"><text:span text:style-name="T1"/></text:h>
      <text:h text:style-name="P1" text:outline-level="1"><text:span text:style-name="T1"/></text:h>
      <text:h text:style-name="P1" text:outline-level="1" text:is-list-header="true"><text:span text:style-name="T1"><text:tab/><text:tab/><text:tab/><text:tab/><text:tab/><text:tab/><text:tab/><text:tab/><text:tab/>SYSTEM STUDY</text:span></text:h>
      <text:p text:style-name="P11"/>
      <text:p text:style-name="P8"><text:soft-page-break/>2. SYSTEM STUDY</text:p>
      <text:p text:style-name="Text_20_body"/>
      <text:h text:style-name="P2" text:outline-level="2">2.1 EXISTING SYSTEM</text:h>
      <text:p text:style-name="Text_20_body"/>
      <text:p text:style-name="Text_20_body"><text:tab/>The existing system for scanning web vulnerabilities exhibits several drawbacks. Firstly, it relies on manual processes, necessitating human intervention for identifying and assessing vulnerabilities in web applications, which can introduce errors and inconsistencies. Moreover, the manual nature of the system contributes to its time-consuming nature, resulting in significant delays in completing scans and addressing security issues promptly. Additionally, the system lacks interactivity, impeding user engagement and feedback during the scanning process, thereby potentially reducing its effectiveness. Furthermore, the high costs associated with the manual system, including expenses related to manpower and specialized tools, make it financially burdensome for organizations to maintain.</text:p>
      <text:p text:style-name="Text_20_body"/>
      <text:h text:style-name="Heading_20_3" text:outline-level="3">2.1.1 DRAWBACKS</text:h>
      <text:p text:style-name="Text_20_body"/>
      <text:p text:style-name="Text_20_body"><text:tab/>The drawbacks of the existing manual system for scanning web vulnerabilities, as described in the provided text, can include:</text:p>
      <text:list text:style-name="L11">
        <text:list-item>
          <text:p text:style-name="P24"><text:span text:style-name="Strong_20_Emphasis">Human Error:</text:span> Since the process is manual, it is prone to human error. Mistakes in identifying or assessing vulnerabilities could lead to false positives or negatives, compromising the effectiveness of the scanning process.</text:p>
        </text:list-item>
        <text:list-item>
          <text:p text:style-name="P24"><text:span text:style-name="Strong_20_Emphasis">Time-Consuming:</text:span> Manual scanning is time-consuming, as it requires human operators to inspect each aspect of the web application individually. This can lead to delays in identifying and addressing vulnerabilities, leaving the system exposed to potential threats for longer periods.</text:p>
        </text:list-item>
        <text:list-item>
          <text:p text:style-name="P24"><text:span text:style-name="Strong_20_Emphasis">Limited Scalability:</text:span> Manual scanning may not be scalable, especially for large or complex web applications. As the size and complexity of the application increase, the manual effort required for scanning also increases, making it difficult to scale the process effectively.</text:p>
        </text:list-item>
        <text:list-item>
          <text:p text:style-name="P24"><text:span text:style-name="Strong_20_Emphasis">Inconsistency:</text:span> Different individuals may apply different methods or criteria for scanning web vulnerabilities, leading to inconsistencies in the results. This <text:soft-page-break/>lack of standardization can make it challenging to accurately assess the security posture of the web application.</text:p>
        </text:list-item>
        <text:list-item>
          <text:p text:style-name="P24"><text:span text:style-name="Strong_20_Emphasis">Resource Intensive:</text:span> Manual scanning can be resource-intensive, requiring dedicated personnel and time to perform the scans. This can result in increased operational costs and may not be feasible for organizations with limited resources.</text:p>
        </text:list-item>
        <text:list-item>
          <text:p text:style-name="P24"><text:span text:style-name="Strong_20_Emphasis">Limited Coverage:</text:span> Manual scanning may not cover all aspects of the web application comprehensively. Certain vulnerabilities or areas of the application may be overlooked due to human limitations or oversight, leaving potential security gaps.</text:p>
        </text:list-item>
        <text:list-item>
          <text:p text:style-name="P24"><text:span text:style-name="Strong_20_Emphasis">Dependency on Expertise:</text:span> Effective manual scanning requires expertise in web security and vulnerability assessment. Organizations may struggle to find and retain skilled personnel to perform the scans, leading to gaps in security coverage.</text:p>
        </text:list-item>
      </text:list>
      <text:p text:style-name="Text_20_body"/>
      <text:p text:style-name="Text_20_body"/>
      <text:h text:style-name="P4" text:outline-level="2">2.2 PROPOSED SYSTEM</text:h>
      <text:p text:style-name="Text_20_body"/>
      <text:p text:style-name="Text_20_body"><text:tab/>This system tends to replace the existing manual system for the scanning process which is a timeconsuming, less interactive and highly expensive. The main features of this system will be creating reportand find various types of vulnerabilities, storing Scanning data, process initiation, and after that it generatesa report of whole scanned websites.</text:p>
      <text:p text:style-name="Text_20_body"/>
      <text:h text:style-name="Heading_20_3" text:outline-level="3">2.2.1 FEATURES</text:h>
      <text:p text:style-name="Text_20_body"/>
      <text:p text:style-name="Text_20_body"><text:tab/>The proposed system, the Web Vulnerabilities Scanner (WVS), aims to address the limitations of the existing manual system for scanning web vulnerabilities. Here are the key aspects and advantages of the proposed system:</text:p>
      <text:p text:style-name="Text_20_body"/>
      <text:list text:style-name="L13">
        <text:list-item>
          <text:p text:style-name="P25"><text:soft-page-break/><text:span text:style-name="Strong_20_Emphasis">Automation:</text:span> The WVS automates the scanning process, reducing the reliance on manual effort. This automation improves efficiency and accuracy in identifying vulnerabilities across web applications.</text:p>
        </text:list-item>
        <text:list-item>
          <text:p text:style-name="P25"><text:span text:style-name="Strong_20_Emphasis">Efficiency:</text:span> By automating the scanning process, the WVS significantly reduces the time required to scan web applications for vulnerabilities. This efficiency allows for quicker detection and remediation of security issues, enhancing the overall security posture of the applications.</text:p>
        </text:list-item>
        <text:list-item>
          <text:p text:style-name="P25"><text:span text:style-name="Strong_20_Emphasis">Comprehensive Coverage:</text:span> The WVS is designed to provide comprehensive coverage by scanning for a wide range of vulnerabilities. It can identify various types of security flaws, including input injection attacks, cross-site scripting (XSS), SQL injection, and more.</text:p>
        </text:list-item>
        <text:list-item>
          <text:p text:style-name="P25"><text:span text:style-name="Strong_20_Emphasis">User-Friendly Interface:</text:span> The system features a user-friendly interface that simplifies the scanning process and allows users to easily navigate through the application. This intuitive interface makes it accessible to users with varying levels of technical expertise.</text:p>
        </text:list-item>
        <text:list-item>
          <text:p text:style-name="P25"><text:span text:style-name="Strong_20_Emphasis">Reporting Capabilities:</text:span> The WVS generates detailed reports that summarize the findings of the scanning process. These reports provide actionable insights into detected vulnerabilities, enabling users to prioritize and address security issues effectively.</text:p>
        </text:list-item>
        <text:list-item>
          <text:p text:style-name="P25"><text:span text:style-name="Strong_20_Emphasis">Scalability:</text:span> The WVS is scalable and can accommodate the scanning needs of both small and large web applications. It can handle multiple scans simultaneously, allowing organizations to scale their security efforts as their applications grow.</text:p>
        </text:list-item>
        <text:list-item>
          <text:p text:style-name="P25"><text:span text:style-name="Strong_20_Emphasis">Cost-Effectiveness:</text:span> By automating the scanning process and reducing the need for manual intervention, the WVS offers cost savings for organizations. It minimizes the resources required for scanning, including time, manpower, and specialized tools.</text:p>
        </text:list-item>
        <text:list-item>
          <text:p text:style-name="P25"><text:span text:style-name="Strong_20_Emphasis">Continuous Monitoring:</text:span> The WVS supports continuous monitoring of web applications, allowing organizations to regularly assess their security posture and detect vulnerabilities in real-time. This proactive approach helps prevent security breaches and minimize potential risks.</text:p>
        </text:list-item>
      </text:list>
      <text:p text:style-name="Text_20_body"/>
      <text:p text:style-name="Text_20_body"/>
      <text:p text:style-name="Text_20_body"/>
      <text:p text:style-name="Text_20_body"><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oto Serif Display" svg:font-family="'Noto Serif Display'"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ext-properties fo:font-size="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4pt" officeooo:rsid="001630d0" style:font-name-asian="Noto Sans Mono CJK SC" style:font-family-asian="'Noto Sans Mono CJK SC'" style:font-family-generic-asian="modern" style:font-pitch-asian="fixed" style:font-size-asian="14pt" style:font-name-complex="Liberation Mono" style:font-family-complex="'Liberation Mono'" style:font-family-generic-complex="modern" style:font-pitch-complex="fixed" style:font-size-complex="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1</text:page-number></text:p>
      </style:footer>
    </style:master-page>
    <style:master-page style:name="Footnote" style:page-layout-name="Mpm2"/>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1:45:22.090276565</meta:creation-date>
    <dc:date>2024-02-28T15:03:39.580202975</dc:date>
    <meta:editing-duration>PT3H18M16S</meta:editing-duration>
    <meta:editing-cycles>3</meta:editing-cycles>
    <meta:generator>LibreOffice/7.5.9.2$Linux_X86_64 LibreOffice_project/50$Build-2</meta:generator>
    <meta:document-statistic meta:table-count="0" meta:image-count="0" meta:object-count="0" meta:page-count="11" meta:paragraph-count="87" meta:word-count="1934" meta:character-count="13598" meta:non-whitespace-character-count="11771"/>
  </office:meta>
</office:document-meta>
</file>